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ExceptionTranslation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Advisor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Advisor.PersistenceExceptionTranslationAdvisor( ListableBeanFactory beanFactory , Class &lt; ? extends Annotation &gt; repository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istenceExceptionTranslationAdvisor.PersistenceExceptionTranslationAdvisor( PersistenceExceptionTranslator persistenceExceptionTranslator , Class &lt; ? extends Annotation &gt; repository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